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09cm" svg:height="8.611cm" svg:x="0.004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5:44:36.679565905</dc:date>
    <meta:editing-duration>PT3M15S</meta:editing-duration>
    <meta:editing-cycles>16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cm" svg:height="8.612cm" xlink:href="." xlink:type="simple" chart:class="chart:scatter" chart:style-name="ch1">
        <chart:plot-area chart:style-name="ch2" chart:data-source-has-labels="both" svg:x="0.306cm" svg:y="0.172cm" svg:width="14.698cm" svg:height="8.268cm">
          <chartooo:coordinate-region svg:x="0.848cm" svg:y="0.371cm" svg:width="14.062cm" svg:height="7.8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87677282398942">
                <text:p>-2.876772823989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84862317655779">
                <text:p>-2.84862317655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81766228196935">
                <text:p>-2.81766228196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78392069488909">
                <text:p>-2.78392069488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74743171418979">
                <text:p>-2.74743171418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70823135009005">
                <text:p>-2.70823135009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66635828861649">
                <text:p>-2.66635828861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62185385342541">
                <text:p>-2.62185385342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57476196502125">
                <text:p>-2.57476196502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52512909741239">
                <text:p>-2.52512909741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47300423224692">
                <text:p>-2.47300423224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41843881047364">
                <text:p>-2.41843881047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36148668157608">
                <text:p>-2.36148668157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30220405042954">
                <text:p>-2.3022040504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24064942183369">
                <text:p>-2.24064942183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17688354277538">
                <text:p>-2.17688354277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11096934247868">
                <text:p>-2.11096934247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04297187030137">
                <text:p>-2.04297187030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97295823153906">
                <text:p>-1.97295823153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90099752120035">
                <text:p>-1.90099752120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82716075581844">
                <text:p>-1.82716075581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75152080336632">
                <text:p>-1.75152080336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67415231134494">
                <text:p>-1.67415231134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59513163311513">
                <text:p>-1.59513163311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51453675254601">
                <text:p>-1.51453675254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43244720705436">
                <text:p>-1.432447207054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3489440091108">
                <text:p>-1.3489440091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26410956629023">
                <text:p>-1.26410956629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17802759994552">
                <text:p>-1.17802759994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09078306258467">
                <text:p>-1.090783062584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00246205403288">
                <text:p>-1.00246205403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13151736462477">
                <text:p>-0.9131517364624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22940248374326">
                <text:p>-0.822940248374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731916617615807">
                <text:p>-0.731916617615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640170673521068">
                <text:p>-0.640170673521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47792958260306">
                <text:p>-0.547792958260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454874637485586">
                <text:p>-0.454874637485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361507410361346">
                <text:p>-0.3615074103613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267783419068401">
                <text:p>-0.267783419068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173795157870719">
                <text:p>-0.17379515787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0796353818347618">
                <text:p>-0.0796353818347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0146029847085697">
                <text:p>0.0146029847085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108826939869034">
                <text:p>0.108826939869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202943495978682">
                <text:p>0.202943495978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296859771359468">
                <text:p>0.296859771359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390483081986234">
                <text:p>0.390483081986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83721032954673">
                <text:p>0.483721032954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76481609663937">
                <text:p>0.5764816096639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668673268623927">
                <text:p>0.668673268623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760205027797689">
                <text:p>0.760205027797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850986556389679">
                <text:p>0.8509865563896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40928263991364">
                <text:p>0.9409282639913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02994138899614">
                <text:p>1.029941388996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1179380861963">
                <text:p>1.1179380861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20483151347569">
                <text:p>1.204831513475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29053591751235">
                <text:p>1.29053591751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37496671840672">
                <text:p>1.37496671840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45804059315176">
                <text:p>1.45804059315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53967555786273">
                <text:p>1.53967555786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61979104868538">
                <text:p>1.61979104868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69830800130272">
                <text:p>1.69830800130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77514892896198">
                <text:p>1.775148928961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85023799894468">
                <text:p>1.850237998944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2350110740437">
                <text:p>1.92350110740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99486595249815">
                <text:p>1.99486595249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0642621057399">
                <text:p>2.0642621057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13162108150467">
                <text:p>2.131621081504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19687640461572">
                <text:p>2.196876404615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25996367594753">
                <text:p>2.259963675947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32082063597989">
                <text:p>2.320820635979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37938722624061">
                <text:p>2.379387226240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43560564857594">
                <text:p>2.435605648575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48942042219035">
                <text:p>2.489420422190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54077843839943">
                <text:p>2.54077843839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58962901304171">
                <text:p>2.589629013041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63592393649782">
                <text:p>2.63592393649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67961752126756">
                <text:p>2.679617521267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72066664705795">
                <text:p>2.720666647057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75903080333776">
                <text:p>2.759030803337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7946721293165">
                <text:p>2.7946721293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82755545130846">
                <text:p>2.827555451308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85764831744488">
                <text:p>2.85764831744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88492102970005">
                <text:p>2.88492102970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90934667319964">
                <text:p>2.909346673199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93090114278247">
                <text:p>2.93090114278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94956316678935">
                <text:p>2.949563166789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96531432805569">
                <text:p>2.965314328055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97813908208697">
                <text:p>2.978139082086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98802477239932">
                <text:p>2.98802477239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99496164300992">
                <text:p>2.99496164300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99894284806497">
                <text:p>2.998942848064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99996445859573">
                <text:p>2.999964458595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99802546639596">
                <text:p>2.998025466395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99312778501686">
                <text:p>2.99312778501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98527624787865">
                <text:p>2.98527624787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97447860350054">
                <text:p>2.974478603500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96074550785394">
                <text:p>2.960745507853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94409051384622">
                <text:p>2.944090513846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92453005794568">
                <text:p>2.92453005794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0208344396075">
                <text:p>2.902083443960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87677282398942">
                <text:p>2.87677282398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84862317655779">
                <text:p>2.848623176557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81766228196935">
                <text:p>2.817662281969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78392069488909">
                <text:p>2.783920694889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7474317141898">
                <text:p>2.7474317141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70823135009004">
                <text:p>2.708231350090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66635828861649">
                <text:p>2.666358288616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62185385342541">
                <text:p>2.621853853425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57476196502125">
                <text:p>2.57476196502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52512909741239">
                <text:p>2.525129097412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47300423224692">
                <text:p>2.473004232246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41843881047364">
                <text:p>2.418438810473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36148668157607">
                <text:p>2.36148668157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30220405042954">
                <text:p>2.302204050429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24064942183369">
                <text:p>2.240649421833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17688354277538">
                <text:p>2.176883542775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11096934247868">
                <text:p>2.110969342478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04297187030138">
                <text:p>2.042971870301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97295823153906">
                <text:p>1.972958231539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90099752120036">
                <text:p>1.900997521200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82716075581844">
                <text:p>1.82716075581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75152080336632">
                <text:p>1.751520803366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67415231134494">
                <text:p>1.674152311344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59513163311513">
                <text:p>1.595131633115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51453675254601">
                <text:p>1.514536752546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43244720705436">
                <text:p>1.432447207054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3489440091108">
                <text:p>1.34894400911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26410956629023">
                <text:p>1.264109566290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17802759994552">
                <text:p>1.178027599945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09078306258467">
                <text:p>1.090783062584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00246205403288">
                <text:p>1.002462054032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913151736462477">
                <text:p>0.9131517364624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822940248374321">
                <text:p>0.822940248374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73191661761581">
                <text:p>0.731916617615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640170673521066">
                <text:p>0.6401706735210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547792958260309">
                <text:p>0.5477929582603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454874637485584">
                <text:p>0.4548746374855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361507410361346">
                <text:p>0.3615074103613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267783419068401">
                <text:p>0.2677834190684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173795157870719">
                <text:p>0.1737951578707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0796353818347621">
                <text:p>0.07963538183476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0146029847085747">
                <text:p>-0.01460298470857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108826939869033">
                <text:p>-0.1088269398690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202943495978682">
                <text:p>-0.2029434959786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296859771359465">
                <text:p>-0.2968597713594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390483081986236">
                <text:p>-0.3904830819862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48372103295467">
                <text:p>-0.483721032954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576481609663936">
                <text:p>-0.5764816096639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668673268623927">
                <text:p>-0.668673268623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760205027797688">
                <text:p>-0.760205027797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.850986556389678">
                <text:p>-0.850986556389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